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26D62AACB885BB83.png" manifest:media-type="image/png"/>
  <manifest:file-entry manifest:full-path="Pictures/1000020700000B0F00000B0FD59DFFAF2A59CBD2.svg" manifest:media-type="image/svg+xml"/>
  <manifest:file-entry manifest:full-path="Pictures/100002010000006B0000006B2910FAE448439F45.png" manifest:media-type="image/png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6E00000B0F00000B0FE963F98B6DA2029C.svg" manifest:media-type="image/svg+xml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2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1" style:family="graphic" style:parent-style-name="objectwithoutfill">
      <style:graphic-properties svg:stroke-color="#000000" draw:fill="solid" draw:fill-color="#eeeee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3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3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1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42" style:family="graphic" style:parent-style-name="standard">
      <style:graphic-properties draw:stroke="none" draw:fill="none" draw:fill-color="#729fcf" fo:min-height="0.626cm"/>
      <style:paragraph-properties style:writing-mode="lr-tb"/>
    </style:style>
    <style:style style:name="gr43" style:family="graphic" style:parent-style-name="objectwithoutfill">
      <style:graphic-properties draw:stroke="dash" draw:stroke-dash="Long_20_Dot" svg:stroke-color="#000000" draw:fill="solid" draw:fill-color="#000000" draw:textarea-vertical-align="middle"/>
    </style:style>
    <style:style style:name="gr4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07cm"/>
    </style:style>
    <style:style style:name="gr45" style:family="graphic" style:parent-style-name="objectwithoutfill">
      <style:graphic-properties svg:stroke-color="#000000" draw:fill="solid" draw:fill-color="#000000" draw:textarea-vertical-align="middle"/>
    </style:style>
    <style:style style:name="gr46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47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</style:style>
    <style:style style:name="gr48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107cm"/>
    </style:style>
    <style:style style:name="gr4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  <style:paragraph-properties style:writing-mode="lr-tb"/>
    </style:style>
    <style:style style:name="gr50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draw:fill="none" draw:fill-color="#729fcf" fo:min-height="0.625cm"/>
      <style:paragraph-properties style:writing-mode="lr-tb"/>
    </style:style>
    <style:style style:name="gr5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8cm"/>
    </style:style>
    <style:style style:name="gr5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7cm"/>
    </style:style>
    <style:style style:name="gr5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3cm"/>
    </style:style>
    <style:style style:name="gr55" style:family="graphic" style:parent-style-name="standard">
      <style:graphic-properties svg:stroke-color="#000000" draw:fill-color="#b3cac7" draw:opacity="100%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11cm"/>
    </style:style>
    <style:style style:name="gr57" style:family="graphic" style:parent-style-name="standard">
      <style:graphic-properties svg:stroke-color="#000000" draw:fill-color="#e6e905" draw:opacity="100%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8cm"/>
    </style:style>
    <style:style style:name="gr5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87cm"/>
    </style:style>
    <style:style style:name="gr6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7cm"/>
    </style:style>
    <style:style style:name="gr6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4cm"/>
    </style:style>
    <style:style style:name="gr6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3cm"/>
    </style:style>
    <style:style style:name="gr65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66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6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71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7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74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75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77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78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79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  <style:paragraph-properties style:writing-mode="lr-tb"/>
    </style:style>
    <style:style style:name="gr85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  <style:paragraph-properties style:writing-mode="lr-tb"/>
    </style:style>
    <style:style style:name="gr86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  <style:paragraph-properties style:writing-mode="lr-tb"/>
    </style:style>
    <style:style style:name="gr8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75cm"/>
      <style:paragraph-properties style:writing-mode="lr-tb"/>
    </style:style>
    <style:style style:name="gr89" style:family="graphic" style:parent-style-name="standard">
      <style:graphic-properties draw:stroke="none" draw:fill="none" draw:fill-color="#729fcf" fo:min-height="0.61cm"/>
      <style:paragraph-properties style:writing-mode="lr-tb"/>
    </style:style>
    <style:style style:name="gr9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.065cm" fo:min-width="0.452cm"/>
    </style:style>
    <style:style style:name="gr9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5cm" fo:min-width="0.452cm"/>
    </style:style>
    <style:style style:name="gr9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5cm" fo:min-width="0.453cm"/>
    </style:style>
    <style:style style:name="gr9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6cm" fo:min-width="0.438cm"/>
    </style:style>
    <style:style style:name="gr94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.066cm" fo:min-width="0cm"/>
    </style:style>
    <style:style style:name="gr95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6cm" fo:min-width="0.452cm"/>
      <style:paragraph-properties style:writing-mode="lr-tb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  <style:paragraph-properties style:writing-mode="lr-tb"/>
    </style:style>
    <style:style style:name="gr9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58cm"/>
    </style:style>
    <style:style style:name="gr98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  <style:paragraph-properties style:writing-mode="lr-tb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  <style:paragraph-properties style:writing-mode="lr-tb"/>
    </style:style>
    <style:style style:name="gr10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3cm"/>
    </style:style>
    <style:style style:name="gr10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8cm"/>
    </style:style>
    <style:style style:name="gr10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29cm"/>
    </style:style>
    <style:style style:name="gr10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43cm"/>
    </style:style>
    <style:style style:name="gr104" style:family="graphic" style:parent-style-name="standard">
      <style:graphic-properties draw:stroke="none" draw:fill="none" draw:fill-color="#729fcf" fo:min-height="0.654cm"/>
      <style:paragraph-properties style:writing-mode="lr-tb"/>
    </style:style>
    <style:style style:name="gr10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64cm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  <style:paragraph-properties style:writing-mode="lr-tb"/>
    </style:style>
    <style:style style:name="gr107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3cm"/>
    </style:style>
    <style:style style:name="gr108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32cm"/>
    </style:style>
    <style:style style:name="gr109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51cm"/>
    </style:style>
    <style:style style:name="gr11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51cm"/>
    </style:style>
    <style:style style:name="gr11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2cm"/>
    </style:style>
    <style:style style:name="gr11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45cm"/>
    </style:style>
    <style:style style:name="gr11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9cm"/>
    </style:style>
    <style:style style:name="gr11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49cm"/>
    </style:style>
    <style:style style:name="gr11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8cm"/>
    </style:style>
    <style:style style:name="gr116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117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cm"/>
    </style:style>
    <style:style style:name="gr118" style:family="graphic" style:parent-style-name="standard">
      <style:graphic-properties draw:stroke="none" draw:fill="none" draw:fill-color="#729fcf" fo:min-height="0.395cm"/>
      <style:paragraph-properties style:writing-mode="lr-tb"/>
    </style:style>
    <style:style style:name="gr119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12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12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3cm"/>
    </style:style>
    <style:style style:name="gr12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ffd8ce"/>
      <style:paragraph-properties fo:text-align="center"/>
    </style:style>
    <style:style style:name="P21" style:family="paragraph">
      <loext:graphic-properties draw:fill-color="#be480a" draw:opacity="10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="none" draw:fill-color="#729fc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loext:graphic-properties draw:fill-color="#a1467e" draw:opacity="100%"/>
      <style:paragraph-properties fo:text-align="center"/>
    </style:style>
    <style:style style:name="P33" style:family="paragraph">
      <loext:graphic-properties draw:fill-color="#b3cac7" draw:opacity="100%"/>
      <style:paragraph-properties fo:text-align="center"/>
    </style:style>
    <style:style style:name="P34" style:family="paragraph">
      <loext:graphic-properties draw:fill-color="#e6e905" draw:opacity="100%"/>
      <style:paragraph-properties fo:text-align="center"/>
    </style:style>
    <style:style style:name="P35" style:family="paragraph">
      <loext:graphic-properties draw:fill="none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36" style:family="paragraph">
      <loext:graphic-properties draw:fill-color="#eeeeee" draw:opacity="31%"/>
      <style:paragraph-properties fo:text-align="center"/>
    </style:style>
    <style:style style:name="P37" style:family="paragraph">
      <loext:graphic-properties draw:fill-color="#b4c7dc" draw:opacity="100%"/>
      <style:paragraph-properties fo:text-align="center"/>
    </style:style>
    <style:style style:name="P38" style:family="paragraph">
      <loext:graphic-properties draw:fill-color="#ff8000" draw:opacity="100%"/>
      <style:paragraph-properties fo:text-align="center"/>
    </style:style>
    <style:style style:name="P39" style:family="paragraph">
      <loext:graphic-properties draw:fill-color="#ffbf00" draw:opacity="100%"/>
      <style:paragraph-properties fo:text-align="center"/>
    </style:style>
    <style:style style:name="P40" style:family="paragraph">
      <loext:graphic-properties draw:fill-color="#77bc65" draw:opacity="100%"/>
      <style:paragraph-properties fo:text-align="center"/>
    </style:style>
    <style:style style:name="P41" style:family="paragraph">
      <loext:graphic-properties draw:fill-color="#e16173" draw:opacity="100%"/>
      <style:paragraph-properties fo:text-align="center"/>
    </style:style>
    <style:style style:name="P42" style:family="paragraph">
      <loext:graphic-properties draw:fill-color="#ff972f" draw:opacity="100%"/>
      <style:paragraph-properties fo:text-align="center"/>
    </style:style>
    <style:style style:name="P43" style:family="paragraph">
      <loext:graphic-properties draw:fill-color="#c9211e" draw:opacity="100%"/>
      <style:paragraph-properties fo:text-align="center"/>
    </style:style>
    <style:style style:name="P4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7" style:family="paragraph">
      <loext:graphic-properties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48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fo:font-size="13pt" style:font-size-asian="13pt" style:font-size-complex="13pt"/>
    </style:style>
    <style:style style:name="P50" style:family="paragraph">
      <loext:graphic-properties draw:fill="none" draw:fill-color="#729fc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1" style:family="paragraph">
      <style:paragraph-properties fo:text-align="center"/>
      <style:text-properties fo:font-size="14pt" style:font-size-asian="14pt" style:font-size-complex="14pt"/>
    </style:style>
    <style:style style:name="P52" style:family="paragraph">
      <loext:graphic-properties draw:fill="none" draw:fill-color="#729fc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0pt"/>
    </style:style>
    <style:style style:name="P54" style:family="paragraph">
      <loext:graphic-properties draw:fill="solid" draw:fill-color="#e0c2cd"/>
      <style:paragraph-properties fo:text-align="center"/>
    </style:style>
    <style:style style:name="P55" style:family="paragraph">
      <style:paragraph-properties fo:text-align="center"/>
      <style:text-properties fo:font-size="10pt" style:font-size-asian="10pt" style:font-size-complex="10pt"/>
    </style:style>
    <style:style style:name="P56" style:family="paragraph">
      <loext:graphic-properties draw:fill="none" draw:fill-color="#729fc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xml:id="id1" draw:id="id1">
          <draw:custom-shape draw:style-name="gr1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2" draw:id="id2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3" draw:id="id3">
          <draw:custom-shape draw:style-name="gr1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540 0 341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4" draw:id="id4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6" draw:id="id6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3" draw:start-glue-point="2" draw:end-shape="id6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3" draw:start-glue-point="2" draw:end-shape="id7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5" draw:id="id5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7" draw:id="id7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 xml:id="id8" draw:id="id8">
          <draw:custom-shape draw:style-name="gr39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9" draw:id="id9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4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connector draw:style-name="gr41" draw:text-style-name="P4" draw:layer="layout" draw:type="line" svg:x1="10.9cm" svg:y1="11.967cm" svg:x2="12.6cm" svg:y2="11.95cm" draw:start-shape="id8" draw:start-glue-point="1" draw:end-shape="id9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9" draw:start-glue-point="1" draw:end-shape="id10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6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11" draw:id="id11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11" draw:start-glue-point="2" draw:end-shape="id8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connector draw:style-name="gr41" draw:text-style-name="P4" draw:layer="layout" draw:type="curve" svg:x1="22.1cm" svg:y1="13.585cm" svg:x2="22.085cm" svg:y2="16.1cm" draw:start-shape="id10" draw:start-glue-point="2" draw:end-shape="id12" draw:end-glue-point="0" svg:d="M22100 13585c0 1915-15 658-15 2515" svg:viewBox="0 0 16 2516">
          <text:p/>
        </draw:connector>
        <draw:connector draw:style-name="gr41" draw:text-style-name="P4" draw:layer="layout" draw:type="curve" svg:x1="22.1cm" svg:y1="13.585cm" svg:x2="19.035cm" svg:y2="16.1cm" draw:start-shape="id10" draw:start-glue-point="2" draw:end-shape="id13" draw:end-glue-point="0" svg:d="M22100 13585c0 1915-3065 658-3065 2515" svg:viewBox="0 0 3066 2516">
          <text:p/>
        </draw:connector>
        <draw:connector draw:style-name="gr41" draw:text-style-name="P4" draw:layer="layout" draw:type="curve" svg:x1="22.1cm" svg:y1="13.585cm" svg:x2="25.085cm" svg:y2="16.1cm" draw:start-shape="id10" draw:start-glue-point="2" draw:end-shape="id14" draw:end-glue-point="0" svg:d="M22100 13585c0 1915 2985 658 2985 2515" svg:viewBox="0 0 2986 2516">
          <text:p/>
        </draw:connector>
        <draw:frame draw:style-name="gr34" draw:text-style-name="P26" draw:layer="layout" svg:width="4.2cm" svg:height="1.361cm" svg:x="22.4cm" svg:y="2.5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draw:g>
          <draw:frame draw:style-name="gr9" draw:text-style-name="P10" draw:layer="layout" svg:width="0.455cm" svg:height="0.496cm" svg:x="24.082cm" svg:y="4.77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404cm" svg:height="0.44cm" svg:x="24.127cm" svg:y="4.14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42" draw:text-style-name="P30" draw:layer="layout" svg:width="1.61cm" svg:height="0.963cm" svg:x="22.4cm" svg:y="4.216cm">
            <draw:text-box>
              <text:p text:style-name="P29"><text:span text:style-name="T6">Family A</text:span></text:p>
            </draw:text-box>
          </draw:frame>
          <draw:line draw:style-name="gr43" draw:text-style-name="P31" draw:layer="layout" svg:x1="24.012cm" svg:y1="4cm" svg:x2="24.012cm" svg:y2="5.667cm">
            <text:p/>
          </draw:line>
          <draw:custom-shape draw:style-name="gr44" draw:text-style-name="P17" draw:layer="layout" svg:width="0.607cm" svg:height="0.2cm" svg:x="25.307cm" svg:y="4.25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31" draw:layer="layout" svg:x1="22.493cm" svg:y1="5.333cm" svg:x2="26.594cm" svg:y2="5.333cm">
            <text:p/>
          </draw:line>
          <draw:line draw:style-name="gr45" draw:text-style-name="P31" draw:layer="layout" svg:x1="22.493cm" svg:y1="6.667cm" svg:x2="26.594cm" svg:y2="6.667cm">
            <text:p/>
          </draw:line>
          <draw:line draw:style-name="gr46" draw:text-style-name="P4" draw:layer="layout" svg:x1="24.018cm" svg:y1="4.667cm" svg:x2="26.6cm" svg:y2="4.667cm">
            <text:p/>
          </draw:line>
          <draw:line draw:style-name="gr43" draw:text-style-name="P31" draw:layer="layout" svg:x1="24.012cm" svg:y1="5.667cm" svg:x2="24.012cm" svg:y2="7.334cm">
            <text:p/>
          </draw:line>
          <draw:line draw:style-name="gr46" draw:text-style-name="P4" draw:layer="layout" svg:x1="24.018cm" svg:y1="6cm" svg:x2="26.6cm" svg:y2="6cm">
            <text:p/>
          </draw:line>
          <draw:line draw:style-name="gr43" draw:text-style-name="P31" draw:layer="layout" svg:x1="24.012cm" svg:y1="7.333cm" svg:x2="24.012cm" svg:y2="8cm">
            <text:p/>
          </draw:line>
          <draw:line draw:style-name="gr46" draw:text-style-name="P4" draw:layer="layout" svg:x1="24.018cm" svg:y1="7.333cm" svg:x2="26.6cm" svg:y2="7.333cm">
            <text:p/>
          </draw:line>
          <draw:line draw:style-name="gr45" draw:text-style-name="P31" draw:layer="layout" svg:x1="22.493cm" svg:y1="8cm" svg:x2="26.594cm" svg:y2="8cm">
            <text:p/>
          </draw:line>
          <draw:line draw:style-name="gr3" draw:text-style-name="P4" draw:layer="layout" svg:x1="26.594cm" svg:y1="4cm" svg:x2="26.594cm" svg:y2="8cm">
            <text:p/>
          </draw:line>
          <draw:line draw:style-name="gr3" draw:text-style-name="P4" draw:layer="layout" svg:x1="22.493cm" svg:y1="4cm" svg:x2="22.493cm" svg:y2="8cm">
            <text:p/>
          </draw:line>
          <draw:custom-shape draw:style-name="gr47" draw:text-style-name="P19" draw:layer="layout" svg:width="0.607cm" svg:height="0.2cm" svg:x="24.85cm" svg:y="5.5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2" draw:layer="layout" svg:width="0.607cm" svg:height="0.2cm" svg:x="25.762cm" svg:y="5.5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2" draw:layer="layout" svg:width="0.607cm" svg:height="0.2cm" svg:x="25.002cm" svg:y="6.88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25cm" svg:height="0.2cm" svg:x="25.989cm" svg:y="6.88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9" draw:layer="layout" svg:width="0.607cm" svg:height="0.2cm" svg:x="25.307cm" svg:y="7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31" draw:layer="layout" svg:x1="22.493cm" svg:y1="4cm" svg:x2="26.594cm" svg:y2="4cm">
            <text:p/>
          </draw:line>
          <draw:frame draw:style-name="gr51" draw:text-style-name="P30" draw:layer="layout" svg:width="1.61cm" svg:height="0.963cm" svg:x="22.401cm" svg:y="5.551cm">
            <draw:text-box>
              <text:p text:style-name="P29"><text:span text:style-name="T6">Family B</text:span></text:p>
            </draw:text-box>
          </draw:frame>
          <draw:frame draw:style-name="gr42" draw:text-style-name="P30" draw:layer="layout" svg:width="1.61cm" svg:height="0.963cm" svg:x="22.402cm" svg:y="6.885cm">
            <draw:text-box>
              <text:p text:style-name="P29"><text:span text:style-name="T6">Family C</text:span></text:p>
            </draw:text-box>
          </draw:frame>
          <draw:frame draw:style-name="gr9" draw:text-style-name="P10" draw:layer="layout" svg:width="0.455cm" svg:height="0.495cm" svg:x="24.082cm" svg:y="6.1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404cm" svg:height="0.44cm" svg:x="24.127cm" svg:y="5.48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9" draw:text-style-name="P10" draw:layer="layout" svg:width="0.455cm" svg:height="0.494cm" svg:x="24.082cm" svg:y="7.444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404cm" svg:height="0.44cm" svg:x="24.127cm" svg:y="6.814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g>
            <draw:line draw:style-name="gr43" draw:text-style-name="P31" draw:layer="layout" svg:x1="24.62cm" svg:y1="4cm" svg:x2="24.62cm" svg:y2="5.667cm">
              <text:p/>
            </draw:line>
            <draw:line draw:style-name="gr43" draw:text-style-name="P31" draw:layer="layout" svg:x1="24.62cm" svg:y1="5.667cm" svg:x2="24.62cm" svg:y2="7.334cm">
              <text:p/>
            </draw:line>
            <draw:line draw:style-name="gr43" draw:text-style-name="P31" draw:layer="layout" svg:x1="24.62cm" svg:y1="7.333cm" svg:x2="24.62cm" svg:y2="8cm">
              <text:p/>
            </draw:line>
          </draw:g>
        </draw:g>
        <draw:custom-shape draw:style-name="gr21" draw:text-style-name="P15" draw:layer="layout" svg:width="0.9cm" svg:height="0.5cm" svg:x="26cm" svg:y="7.8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384cm" svg:x2="19.95cm" svg:y2="17.384cm">
          <text:p/>
        </draw:line>
        <draw:custom-shape draw:style-name="gr35" draw:text-style-name="P27" xml:id="id13" draw:id="id13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2" draw:id="id12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4" draw:id="id14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</text:span><text:span text:style-name="T3">D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</text:span><text:span text:style-name="T3">M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D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</text:span><text:span text:style-name="T3">M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</text:span><text:span text:style-name="T3">D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</text:span><text:span text:style-name="T3">M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0.588cm" svg:height="0.177cm" svg:x="18.288cm" svg:y="17.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587cm" svg:height="0.177cm" svg:x="19.16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821cm" svg:x2="19.95cm" svg:y2="17.821cm">
          <text:p/>
        </draw:line>
        <draw:custom-shape draw:style-name="gr54" draw:text-style-name="P17" draw:layer="layout" svg:width="0.583cm" svg:height="0.17cm" svg:x="18.581cm" svg:y="17.73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0.295cm" svg:height="0.17cm" svg:x="19.511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8.33cm" svg:x2="19.95cm" svg:y2="18.33cm">
          <text:p/>
        </draw:line>
        <draw:custom-shape draw:style-name="gr56" draw:text-style-name="P17" draw:layer="layout" svg:width="0.511cm" svg:height="0.177cm" svg:x="18.214cm" svg:y="18.2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0.295cm" svg:height="0.177cm" svg:x="19.144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384cm" svg:x2="23cm" svg:y2="17.384cm">
          <text:p/>
        </draw:line>
        <draw:custom-shape draw:style-name="gr58" draw:text-style-name="P32" draw:layer="layout" svg:width="0.588cm" svg:height="0.177cm" svg:x="21.338cm" svg:y="17.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587cm" svg:height="0.177cm" svg:x="22.21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821cm" svg:x2="23cm" svg:y2="17.821cm">
          <text:p/>
        </draw:line>
        <draw:custom-shape draw:style-name="gr60" draw:text-style-name="P32" draw:layer="layout" svg:width="0.439cm" svg:height="0.17cm" svg:x="21.631cm" svg:y="17.73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439cm" svg:height="0.17cm" svg:x="22.417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8.33cm" svg:x2="23cm" svg:y2="18.33cm">
          <text:p/>
        </draw:line>
        <draw:custom-shape draw:style-name="gr62" draw:text-style-name="P32" draw:layer="layout" svg:width="0.587cm" svg:height="0.177cm" svg:x="21.264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21.978cm" svg:y="18.2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439cm" svg:height="0.177cm" svg:x="22.437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384cm" svg:x2="26cm" svg:y2="17.384cm">
          <text:p/>
        </draw:line>
        <draw:custom-shape draw:style-name="gr63" draw:text-style-name="P32" draw:layer="layout" svg:width="0.584cm" svg:height="0.177cm" svg:x="24.414cm" svg:y="1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25.581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821cm" svg:x2="26cm" svg:y2="17.821cm">
          <text:p/>
        </draw:line>
        <draw:custom-shape draw:style-name="gr60" draw:text-style-name="P32" draw:layer="layout" svg:width="0.437cm" svg:height="0.17cm" svg:x="24.851cm" svg:y="17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25.489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8.33cm" svg:x2="26cm" svg:y2="18.33cm">
          <text:p/>
        </draw:line>
        <draw:custom-shape draw:style-name="gr64" draw:text-style-name="P32" draw:layer="layout" svg:width="0.583cm" svg:height="0.177cm" svg:x="24.926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25.633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25.142cm" svg:y="17.3cm">
          <text:p/>
          <draw:enhanced-geometry svg:viewBox="0 0 21600 21600" draw:type="rectangle" draw:enhanced-path="M 0 0 L 21600 0 21600 21600 0 21600 0 0 Z N"/>
        </draw:custom-shape>
        <draw:frame draw:style-name="gr65" draw:text-style-name="P35" draw:layer="layout" svg:width="2.446cm" svg:height="0.726cm" svg:x="17.777cm" svg:y="16.229cm">
          <draw:text-box>
            <text:p text:style-name="P22"><text:span text:style-name="T7">Family A</text:span></text:p>
          </draw:text-box>
        </draw:frame>
        <draw:frame draw:style-name="gr65" draw:text-style-name="P35" draw:layer="layout" svg:width="2.446cm" svg:height="0.726cm" svg:x="20.877cm" svg:y="16.229cm">
          <draw:text-box>
            <text:p text:style-name="P22"><text:span text:style-name="T7">Family B</text:span></text:p>
          </draw:text-box>
        </draw:frame>
        <draw:frame draw:style-name="gr65" draw:text-style-name="P35" draw:layer="layout" svg:width="2.446cm" svg:height="0.726cm" svg:x="23.877cm" svg:y="16.229cm">
          <draw:text-box>
            <text:p text:style-name="P22"><text:span text:style-name="T7">Family C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6" draw:text-style-name="P36" draw:layer="layout" svg:width="9.33cm" svg:height="21cm" svg:x="18.8cm" svg:y="0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9.3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8cm" svg:height="3.243cm" svg:x="0.842cm" svg:y="10.9cm">
          <draw:image xlink:href="Pictures/1000020100000064000000645A33C15A723F29A8.png" xlink:type="simple" xlink:show="embed" xlink:actuate="onLoad" loext:mime-type="image/png">
            <text:p/>
          </draw:image>
        </draw:frame>
        <draw:custom-shape draw:style-name="gr67" draw:text-style-name="P13" xml:id="id15" draw:id="id15" draw:layer="layout" svg:width="3.283cm" svg:height="3.943cm" svg:x="3.65cm" svg:y="15.2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.283cm" svg:height="3.955cm" svg:x="3.455cm" svg:y="15.38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3.28cm" svg:height="3.943cm" svg:x="3.283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28cm" svg:y1="16.05cm" svg:x2="6.299cm" svg:y2="16.05cm">
          <text:p/>
        </draw:line>
        <draw:line draw:style-name="gr3" draw:text-style-name="P4" draw:layer="layout" svg:x1="3.528cm" svg:y1="16.648cm" svg:x2="6.299cm" svg:y2="16.648cm">
          <text:p/>
        </draw:line>
        <draw:line draw:style-name="gr3" draw:text-style-name="P4" draw:layer="layout" svg:x1="3.528cm" svg:y1="17.245cm" svg:x2="6.299cm" svg:y2="17.245cm">
          <text:p/>
        </draw:line>
        <draw:line draw:style-name="gr3" draw:text-style-name="P4" draw:layer="layout" svg:x1="3.528cm" svg:y1="17.842cm" svg:x2="6.299cm" svg:y2="17.842cm">
          <text:p/>
        </draw:line>
        <draw:line draw:style-name="gr3" draw:text-style-name="P4" draw:layer="layout" svg:x1="3.528cm" svg:y1="18.44cm" svg:x2="6.299cm" svg:y2="18.44cm">
          <text:p/>
        </draw:line>
        <draw:line draw:style-name="gr3" draw:text-style-name="P4" draw:layer="layout" svg:x1="3.528cm" svg:y1="19.037cm" svg:x2="6.299cm" svg:y2="19.037cm">
          <text:p/>
        </draw:line>
        <draw:custom-shape draw:style-name="gr70" draw:text-style-name="P17" draw:layer="layout" svg:width="0.677cm" svg:height="0.203cm" svg:x="3.855cm" svg:y="15.95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0.677cm" svg:height="0.203cm" svg:x="4.882cm" svg:y="15.95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0.848cm" svg:height="0.203cm" svg:x="5.308cm" svg:y="16.55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0.355cm" svg:height="0.203cm" svg:x="4.703cm" svg:y="16.55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0.519cm" svg:height="0.203cm" svg:x="3.676cm" svg:y="16.55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71cm" svg:height="0.208cm" svg:x="3.755cm" svg:y="17.14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0.677cm" svg:height="0.208cm" svg:x="4.631cm" svg:y="17.1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1" draw:layer="layout" svg:width="0.422cm" svg:height="0.208cm" svg:x="5.484cm" svg:y="17.1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2" draw:layer="layout" svg:width="2.305cm" svg:height="0.213cm" svg:x="3.855cm" svg:y="17.7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3" draw:layer="layout" svg:width="0.677cm" svg:height="0.203cm" svg:x="5.308cm" svg:y="18.34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0.677cm" svg:height="0.203cm" svg:x="4.03cm" svg:y="18.34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677cm" svg:height="0.208cm" svg:x="3.855cm" svg:y="18.9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0.676cm" svg:height="0.208cm" svg:x="5.0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257cm" svg:height="0.208cm" svg:x="4.195cm" svg:y="17.1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0.354cm" svg:height="0.208cm" svg:x="5.906cm" svg:y="18.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58cm" svg:height="0.203cm" svg:x="5.823cm" svg:y="15.952cm">
          <text:p/>
          <draw:enhanced-geometry svg:viewBox="0 0 21600 21600" draw:type="rectangle" draw:enhanced-path="M 0 0 L 21600 0 21600 21600 0 21600 0 0 Z N"/>
        </draw:custom-shape>
        <draw:g>
          <draw:custom-shape draw:style-name="gr80" draw:text-style-name="P13" draw:layer="layout" svg:width="3.268cm" svg:height="3.877cm" svg:x="3.715cm" svg:y="5.198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3" draw:layer="layout" svg:width="3.249cm" svg:height="3.903cm" svg:x="3.527cm" svg:y="5.36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3" draw:layer="layout" svg:width="3.269cm" svg:height="3.877cm" svg:x="3.333cm" svg:y="5.5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85cm" svg:y1="6.021cm" svg:x2="6.346cm" svg:y2="6.021cm">
            <text:p/>
          </draw:line>
          <draw:line draw:style-name="gr3" draw:text-style-name="P4" draw:layer="layout" svg:x1="3.585cm" svg:y1="6.609cm" svg:x2="6.346cm" svg:y2="6.609cm">
            <text:p/>
          </draw:line>
          <draw:line draw:style-name="gr3" draw:text-style-name="P4" draw:layer="layout" svg:x1="3.585cm" svg:y1="7.196cm" svg:x2="6.346cm" svg:y2="7.196cm">
            <text:p/>
          </draw:line>
          <draw:line draw:style-name="gr3" draw:text-style-name="P4" draw:layer="layout" svg:x1="3.585cm" svg:y1="7.785cm" svg:x2="6.346cm" svg:y2="7.785cm">
            <text:p/>
          </draw:line>
          <draw:line draw:style-name="gr3" draw:text-style-name="P4" draw:layer="layout" svg:x1="3.585cm" svg:y1="8.374cm" svg:x2="6.346cm" svg:y2="8.374cm">
            <text:p/>
          </draw:line>
          <draw:line draw:style-name="gr3" draw:text-style-name="P4" draw:layer="layout" svg:x1="3.585cm" svg:y1="8.962cm" svg:x2="6.346cm" svg:y2="8.962cm">
            <text:p/>
          </draw:line>
        </draw:g>
        <draw:frame draw:style-name="gr83" draw:text-style-name="P25" draw:layer="layout" svg:width="5.9cm" svg:height="1.361cm" svg:x="2.3cm" svg:y="3.484cm">
          <draw:text-box>
            <text:p text:style-name="P22"><text:span text:style-name="T5">Pr</text:span><text:span text:style-name="T5">ot</text:span><text:span text:style-name="T5">ein </text:span><text:span text:style-name="T5">da</text:span><text:span text:style-name="T5">ta</text:span><text:span text:style-name="T5">ba</text:span><text:span text:style-name="T5">se</text:span><text:span text:style-name="T5"><text:line-break/></text:span><text:span text:style-name="T5">of </text:span><text:span text:style-name="T5">int</text:span><text:span text:style-name="T5">er</text:span><text:span text:style-name="T5">est</text:span></text:p>
          </draw:text-box>
        </draw:frame>
        <draw:custom-shape draw:style-name="gr84" draw:text-style-name="P45" draw:layer="layout" svg:width="1.1cm" svg:height="0.65cm" svg:x="6.032cm" svg:y="18.992cm">
          <text:p text:style-name="P44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4" draw:text-style-name="P45" draw:layer="layout" svg:width="1.1cm" svg:height="0.65cm" svg:x="6.032cm" svg:y="8.892cm">
          <text:p text:style-name="P44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9.33cm" svg:height="2.384cm" svg:x="0cm" svg:y="0cm">
          <text:p text:style-name="P46"><text:span text:style-name="T8">ANNOTATION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9.33cm" svg:height="2.384cm" svg:x="9.4cm" svg:y="0cm">
          <text:p text:style-name="P46"><text:span text:style-name="T8">FILTER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47" draw:layer="layout" svg:width="9.2cm" svg:height="2.37cm" svg:x="18.8cm" svg:y="0cm">
          <text:p text:style-name="P46"><text:span text:style-name="T8">OUTPU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cm" svg:height="0.962cm" svg:x="0.9cm" svg:y="11.038cm">
          <draw:text-box>
            <text:p text:style-name="P22"><text:span text:style-name="T4">H</text:span><text:span text:style-name="T4">M</text:span><text:span text:style-name="T4">M</text:span><text:span text:style-name="T4"> </text:span><text:span text:style-name="T4">D</text:span><text:span text:style-name="T4">B</text:span></text:p>
          </draw:text-box>
        </draw:frame>
        <draw:line draw:style-name="gr87" draw:text-style-name="P4" draw:layer="layout" svg:x1="5.2cm" svg:y1="10cm" svg:x2="5.2cm" svg:y2="14.8cm">
          <text:p/>
        </draw:line>
        <draw:connector draw:style-name="gr87" draw:text-style-name="P4" draw:layer="layout" draw:type="curve" svg:x1="6.933cm" svg:y1="17.185cm" svg:x2="10.669cm" svg:y2="11.9cm" draw:start-shape="id15" draw:start-glue-point="1" draw:end-shape="id16" draw:end-glue-point="3" svg:d="M6933 17185c2815 0 948-5285 3736-5285" svg:viewBox="0 0 3737 5286">
          <text:p/>
        </draw:connector>
        <draw:connector draw:style-name="gr41" draw:text-style-name="P4" draw:layer="layout" draw:type="curve" svg:x1="17.2cm" svg:y1="11.9cm" svg:x2="21.9cm" svg:y2="6.056cm" draw:start-shape="id16" draw:start-glue-point="1" draw:end-shape="id17" draw:end-glue-point="3" svg:d="M17200 11900c3558 0 1208-5844 4700-5844" svg:viewBox="0 0 4701 5845">
          <text:p/>
        </draw:connector>
        <draw:connector draw:style-name="gr41" draw:text-style-name="P4" draw:layer="layout" draw:type="curve" svg:x1="17.2cm" svg:y1="11.9cm" svg:x2="21.853cm" svg:y2="11.89cm" draw:start-shape="id16" draw:start-glue-point="1" draw:end-shape="id18" draw:end-glue-point="3" svg:d="M17200 11900c3523 0 1197-10 4653-10" svg:viewBox="0 0 4654 11">
          <text:p/>
        </draw:connector>
        <draw:connector draw:style-name="gr41" draw:text-style-name="P4" draw:layer="layout" draw:type="curve" svg:x1="17.2cm" svg:y1="11.9cm" svg:x2="21.853cm" svg:y2="17.644cm" draw:start-shape="id16" draw:start-glue-point="1" draw:end-shape="id19" draw:end-glue-point="3" svg:d="M17200 11900c3523 0 1197 5744 4653 5744" svg:viewBox="0 0 4654 5745">
          <text:p/>
        </draw:connector>
        <draw:frame draw:style-name="gr88" draw:text-style-name="P48" draw:layer="layout" svg:width="5.7cm" svg:height="1.825cm" svg:x="11.1cm" svg:y="6.6cm">
          <draw:text-box>
            <text:p text:style-name="P22"><text:span text:style-name="T9">U</text:span><text:span text:style-name="T9">s</text:span><text:span text:style-name="T9">e</text:span><text:span text:style-name="T9">r</text:span><text:span text:style-name="T9">-</text:span><text:span text:style-name="T9">d</text:span><text:span text:style-name="T9">e</text:span><text:span text:style-name="T9">f</text:span><text:span text:style-name="T9">i</text:span><text:span text:style-name="T9">n</text:span><text:span text:style-name="T9">e</text:span><text:span text:style-name="T9">d</text:span><text:span text:style-name="T9"><text:line-break/></text:span><text:span text:style-name="T9">s</text:span><text:span text:style-name="T9">e</text:span><text:span text:style-name="T9">t</text:span><text:span text:style-name="T9"> </text:span><text:span text:style-name="T9">o</text:span><text:span text:style-name="T9">f</text:span><text:span text:style-name="T9"> </text:span><text:span text:style-name="T9">r</text:span><text:span text:style-name="T9">u</text:span><text:span text:style-name="T9">l</text:span><text:span text:style-name="T9">e</text:span><text:span text:style-name="T9">s</text:span></text:p>
          </draw:text-box>
        </draw:frame>
        <draw:g xml:id="id16" draw:id="id16">
          <draw:frame draw:style-name="gr9" draw:text-style-name="P10" draw:layer="layout" svg:width="0.71cm" svg:height="0.795cm" svg:x="13.285cm" svg:y="9.94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634cm" svg:height="0.707cm" svg:x="13.352cm" svg:y="8.932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89" draw:text-style-name="P50" draw:layer="layout" svg:width="2.5cm" svg:height="1.275cm" svg:x="10.669cm" svg:y="9.161cm">
            <draw:text-box>
              <text:p text:style-name="P49"><text:span text:style-name="T10">Family</text:span><text:span text:style-name="T10"><text:line-break/></text:span><text:span text:style-name="T10"> A</text:span></text:p>
            </draw:text-box>
          </draw:frame>
          <draw:line draw:style-name="gr43" draw:text-style-name="P31" draw:layer="layout" svg:x1="13.176cm" svg:y1="8.7cm" svg:x2="13.176cm" svg:y2="11.367cm">
            <text:p/>
          </draw:line>
          <draw:custom-shape draw:style-name="gr90" draw:text-style-name="P17" draw:layer="layout" svg:width="0.952cm" svg:height="0.315cm" svg:x="15.186cm" svg:y="9.104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31" draw:layer="layout" svg:x1="10.814cm" svg:y1="10.833cm" svg:x2="17.191cm" svg:y2="10.833cm">
            <text:p/>
          </draw:line>
          <draw:line draw:style-name="gr45" draw:text-style-name="P31" draw:layer="layout" svg:x1="10.814cm" svg:y1="12.967cm" svg:x2="17.191cm" svg:y2="12.967cm">
            <text:p/>
          </draw:line>
          <draw:line draw:style-name="gr46" draw:text-style-name="P4" draw:layer="layout" svg:x1="13.185cm" svg:y1="9.767cm" svg:x2="17.2cm" svg:y2="9.767cm">
            <text:p/>
          </draw:line>
          <draw:line draw:style-name="gr43" draw:text-style-name="P31" draw:layer="layout" svg:x1="13.176cm" svg:y1="11.367cm" svg:x2="13.176cm" svg:y2="14.034cm">
            <text:p/>
          </draw:line>
          <draw:line draw:style-name="gr46" draw:text-style-name="P4" draw:layer="layout" svg:x1="13.185cm" svg:y1="11.9cm" svg:x2="17.2cm" svg:y2="11.9cm">
            <text:p/>
          </draw:line>
          <draw:line draw:style-name="gr43" draw:text-style-name="P31" draw:layer="layout" svg:x1="13.176cm" svg:y1="14.033cm" svg:x2="13.176cm" svg:y2="15.1cm">
            <text:p/>
          </draw:line>
          <draw:line draw:style-name="gr46" draw:text-style-name="P4" draw:layer="layout" svg:x1="13.185cm" svg:y1="14.033cm" svg:x2="17.2cm" svg:y2="14.033cm">
            <text:p/>
          </draw:line>
          <draw:line draw:style-name="gr45" draw:text-style-name="P31" draw:layer="layout" svg:x1="10.814cm" svg:y1="15.1cm" svg:x2="17.191cm" svg:y2="15.1cm">
            <text:p/>
          </draw:line>
          <draw:line draw:style-name="gr3" draw:text-style-name="P4" draw:layer="layout" svg:x1="17.191cm" svg:y1="8.7cm" svg:x2="17.191cm" svg:y2="15.1cm">
            <text:p/>
          </draw:line>
          <draw:line draw:style-name="gr3" draw:text-style-name="P4" draw:layer="layout" svg:x1="10.814cm" svg:y1="8.7cm" svg:x2="10.814cm" svg:y2="15.1cm">
            <text:p/>
          </draw:line>
          <draw:custom-shape draw:style-name="gr91" draw:text-style-name="P19" draw:layer="layout" svg:width="0.952cm" svg:height="0.315cm" svg:x="14.475cm" svg:y="11.181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2" draw:layer="layout" svg:width="0.953cm" svg:height="0.315cm" svg:x="15.896cm" svg:y="11.18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0.938cm" svg:height="0.316cm" svg:x="14.717cm" svg:y="13.31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18" draw:layer="layout" svg:width="0.359cm" svg:height="0.316cm" svg:x="16.245cm" svg:y="13.31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9" draw:layer="layout" svg:width="0.952cm" svg:height="0.316cm" svg:x="15.186cm" svg:y="1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31" draw:layer="layout" svg:x1="10.814cm" svg:y1="8.7cm" svg:x2="17.191cm" svg:y2="8.7cm">
            <text:p/>
          </draw:line>
          <draw:frame draw:style-name="gr9" draw:text-style-name="P10" draw:layer="layout" svg:width="0.71cm" svg:height="0.8cm" svg:x="13.285cm" svg:y="12.07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634cm" svg:height="0.701cm" svg:x="13.352cm" svg:y="11.06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9" draw:text-style-name="P10" draw:layer="layout" svg:width="0.71cm" svg:height="0.8cm" svg:x="13.285cm" svg:y="14.20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634cm" svg:height="0.706cm" svg:x="13.352cm" svg:y="13.19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g>
            <draw:line draw:style-name="gr43" draw:text-style-name="P31" draw:layer="layout" svg:x1="14.121cm" svg:y1="8.7cm" svg:x2="14.121cm" svg:y2="11.367cm">
              <text:p/>
            </draw:line>
            <draw:line draw:style-name="gr43" draw:text-style-name="P31" draw:layer="layout" svg:x1="14.121cm" svg:y1="11.367cm" svg:x2="14.121cm" svg:y2="14.034cm">
              <text:p/>
            </draw:line>
            <draw:line draw:style-name="gr43" draw:text-style-name="P31" draw:layer="layout" svg:x1="14.121cm" svg:y1="14.033cm" svg:x2="14.121cm" svg:y2="15.1cm">
              <text:p/>
            </draw:line>
          </draw:g>
          <draw:frame draw:style-name="gr89" draw:text-style-name="P50" draw:layer="layout" svg:width="2.5cm" svg:height="1.275cm" svg:x="10.669cm" svg:y="11.262cm">
            <draw:text-box>
              <text:p text:style-name="P49"><text:span text:style-name="T10">Family</text:span><text:span text:style-name="T10"><text:line-break/></text:span><text:span text:style-name="T10"> B</text:span></text:p>
            </draw:text-box>
          </draw:frame>
          <draw:frame draw:style-name="gr89" draw:text-style-name="P50" draw:layer="layout" svg:width="2.5cm" svg:height="1.275cm" svg:x="10.669cm" svg:y="13.463cm">
            <draw:text-box>
              <text:p text:style-name="P49"><text:span text:style-name="T10">Family</text:span><text:span text:style-name="T10"><text:line-break/></text:span><text:span text:style-name="T10"> C</text:span></text:p>
            </draw:text-box>
          </draw:frame>
        </draw:g>
        <draw:custom-shape draw:style-name="gr96" draw:text-style-name="P45" draw:layer="layout" svg:width="1.4cm" svg:height="0.65cm" svg:x="16.032cm" svg:y="14.892cm">
          <text:p text:style-name="P44"><text:span text:style-name="T5">Y</text:span><text:span text:style-name="T5">M</text:span><text:span text:style-name="T5">L</text:span></text:p>
          <draw:enhanced-geometry svg:viewBox="0 0 21600 21600" draw:type="rectangle" draw:enhanced-path="M 0 0 L 21600 0 21600 21600 0 21600 0 0 Z N"/>
        </draw:custom-shape>
        <draw:g xml:id="id17" draw:id="id17">
          <draw:line draw:style-name="gr3" draw:text-style-name="P4" draw:layer="layout" svg:x1="22.3cm" svg:y1="5.6cm" svg:x2="24.675cm" svg:y2="5.6cm">
            <text:p/>
          </draw:line>
          <draw:custom-shape draw:style-name="gr97" draw:text-style-name="P27" draw:layer="layout" svg:width="2.958cm" svg:height="3.613cm" svg:x="22.053cm" svg:y="4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15" draw:layer="layout" svg:width="0.752cm" svg:height="0.625cm" svg:x="21.9cm" svg:y="7.487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2.778cm" svg:y="7.487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4.023cm" svg:y="7.487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7" draw:layer="layout" svg:width="0.733cm" svg:height="0.217cm" svg:x="22.597cm" svg:y="5.497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17" draw:layer="layout" svg:width="0.738cm" svg:height="0.217cm" svg:x="23.691cm" svg:y="5.49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145cm" svg:x2="24.675cm" svg:y2="6.145cm">
            <text:p/>
          </draw:line>
          <draw:custom-shape draw:style-name="gr102" draw:text-style-name="P17" draw:layer="layout" svg:width="0.729cm" svg:height="0.216cm" svg:x="22.962cm" svg:y="6.04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3" draw:layer="layout" svg:width="0.374cm" svg:height="0.216cm" svg:x="24.123cm" svg:y="6.04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779cm" svg:x2="24.675cm" svg:y2="6.779cm">
            <text:p/>
          </draw:line>
          <draw:custom-shape draw:style-name="gr103" draw:text-style-name="P17" draw:layer="layout" svg:width="0.643cm" svg:height="0.223cm" svg:x="22.503cm" svg:y="6.67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34" draw:layer="layout" svg:width="0.368cm" svg:height="0.223cm" svg:x="23.67cm" svg:y="6.671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52" draw:layer="layout" svg:width="3.054cm" svg:height="0.904cm" svg:x="21.96cm" svg:y="4.162cm">
            <draw:text-box>
              <text:p text:style-name="P51"><text:span text:style-name="T5">F</text:span><text:span text:style-name="T5">a</text:span><text:span text:style-name="T5">m</text:span><text:span text:style-name="T5">il</text:span><text:span text:style-name="T5">y </text:span><text:span text:style-name="T5">A</text:span></text:p>
            </draw:text-box>
          </draw:frame>
        </draw:g>
        <draw:g xml:id="id18" draw:id="id18">
          <draw:custom-shape draw:style-name="gr105" draw:text-style-name="P27" draw:layer="layout" svg:width="2.964cm" svg:height="3.613cm" svg:x="22.01cm" svg:y="9.83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15" draw:layer="layout" svg:width="0.746cm" svg:height="0.625cm" svg:x="21.853cm" svg:y="13.321cm">
            <text:p text:style-name="P14"><text:span text:style-name="T3">F</text:span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2.725cm" svg:y="13.321cm">
            <text:p text:style-name="P14"><text:span text:style-name="T3">P</text:span><text:span text:style-name="T3">D</text:span><text:span text:style-name="T3">F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3.976cm" svg:y="13.321cm">
            <text:p text:style-name="P14"><text:span text:style-name="T3">X</text:span><text:span text:style-name="T3">M</text:span><text:span text:style-name="T3">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432cm" svg:x2="24.638cm" svg:y2="11.432cm">
            <text:p/>
          </draw:line>
          <draw:custom-shape draw:style-name="gr107" draw:text-style-name="P32" draw:layer="layout" svg:width="0.733cm" svg:height="0.223cm" svg:x="22.56cm" svg:y="11.325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19" draw:layer="layout" svg:width="0.732cm" svg:height="0.223cm" svg:x="23.654cm" svg:y="11.32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976cm" svg:x2="24.638cm" svg:y2="11.976cm">
            <text:p/>
          </draw:line>
          <draw:custom-shape draw:style-name="gr109" draw:text-style-name="P32" draw:layer="layout" svg:width="0.551cm" svg:height="0.209cm" svg:x="22.925cm" svg:y="11.876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19" draw:layer="layout" svg:width="0.551cm" svg:height="0.209cm" svg:x="23.909cm" svg:y="11.87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2.611cm" svg:x2="24.638cm" svg:y2="12.611cm">
            <text:p/>
          </draw:line>
          <draw:custom-shape draw:style-name="gr111" draw:text-style-name="P32" draw:layer="layout" svg:width="0.732cm" svg:height="0.217cm" svg:x="22.466cm" svg:y="12.50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69cm" svg:height="0.217cm" svg:x="23.358cm" svg:y="12.505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9" draw:layer="layout" svg:width="0.545cm" svg:height="0.217cm" svg:x="23.936cm" svg:y="12.505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52" draw:layer="layout" svg:width="3.054cm" svg:height="0.904cm" svg:x="21.986cm" svg:y="9.99cm">
            <draw:text-box>
              <text:p text:style-name="P51"><text:span text:style-name="T5">Family B</text:span></text:p>
            </draw:text-box>
          </draw:frame>
        </draw:g>
        <draw:g xml:id="id19" draw:id="id19">
          <draw:custom-shape draw:style-name="gr105" draw:text-style-name="P27" draw:layer="layout" svg:width="2.964cm" svg:height="3.613cm" svg:x="22.01cm" svg:y="15.588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15" draw:layer="layout" svg:width="0.746cm" svg:height="0.625cm" svg:x="21.853cm" svg:y="19.075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2.725cm" svg:y="19.075cm">
            <text:p text:style-name="P14"><text:span text:style-name="T3">PD</text:span><text:span text:style-name="T3">F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3.976cm" svg:y="19.075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188cm" svg:x2="24.638cm" svg:y2="17.188cm">
            <text:p/>
          </draw:line>
          <draw:custom-shape draw:style-name="gr113" draw:text-style-name="P32" draw:layer="layout" svg:width="0.729cm" svg:height="0.217cm" svg:x="22.656cm" svg:y="17.0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3cm" svg:height="0.217cm" svg:x="24.113cm" svg:y="17.08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732cm" svg:x2="24.638cm" svg:y2="17.732cm">
            <text:p/>
          </draw:line>
          <draw:custom-shape draw:style-name="gr114" draw:text-style-name="P32" draw:layer="layout" svg:width="0.549cm" svg:height="0.21cm" svg:x="23.198cm" svg:y="17.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cm" svg:height="0.21cm" svg:x="24.001cm" svg:y="17.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8.366cm" svg:x2="24.638cm" svg:y2="18.366cm">
            <text:p/>
          </draw:line>
          <draw:custom-shape draw:style-name="gr115" draw:text-style-name="P32" draw:layer="layout" svg:width="0.728cm" svg:height="0.217cm" svg:x="23.293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2cm" svg:height="0.217cm" svg:x="24.178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1cm" svg:height="0.217cm" svg:x="23.562cm" svg:y="17.085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52" draw:layer="layout" svg:width="3.054cm" svg:height="0.904cm" svg:x="21.986cm" svg:y="15.75cm">
            <draw:text-box>
              <text:p text:style-name="P51"><text:span text:style-name="T5">Family C</text:span></text:p>
            </draw:text-box>
          </draw:frame>
        </draw:g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line draw:style-name="gr3" draw:text-style-name="P4" draw:layer="layout" svg:x1="11.05cm" svg:y1="13.684cm" svg:x2="12.95cm" svg:y2="13.684cm">
          <text:p/>
        </draw:line>
        <draw:line draw:style-name="gr3" draw:text-style-name="P4" draw:layer="layout" svg:x1="5.277cm" svg:y1="4.9cm" svg:x2="6.209cm" svg:y2="4.9cm">
          <text:p/>
        </draw:line>
        <draw:g>
          <draw:custom-shape draw:style-name="gr4" draw:text-style-name="P5" draw:layer="layout" svg:width="1.1cm" svg:height="1.428cm" svg:x="5.192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1cm" svg:y1="7.959cm" svg:x2="6.071cm" svg:y2="7.959cm">
            <text:p/>
          </draw:line>
          <draw:line draw:style-name="gr3" draw:text-style-name="P4" draw:layer="layout" svg:x1="5.271cm" svg:y1="8.085cm" svg:x2="6.071cm" svg:y2="8.085cm">
            <text:p/>
          </draw:line>
          <draw:line draw:style-name="gr3" draw:text-style-name="P4" draw:layer="layout" svg:x1="5.271cm" svg:y1="8.211cm" svg:x2="6.071cm" svg:y2="8.211cm">
            <text:p/>
          </draw:line>
          <draw:line draw:style-name="gr3" draw:text-style-name="P4" draw:layer="layout" svg:x1="5.271cm" svg:y1="8.337cm" svg:x2="6.071cm" svg:y2="8.337cm">
            <text:p/>
          </draw:line>
          <draw:line draw:style-name="gr3" draw:text-style-name="P4" draw:layer="layout" svg:x1="5.271cm" svg:y1="8.463cm" svg:x2="6.071cm" svg:y2="8.463cm">
            <text:p/>
          </draw:line>
        </draw:g>
        <draw:g>
          <draw:custom-shape draw:style-name="gr5" draw:text-style-name="P6" draw:layer="layout" svg:width="1.095cm" svg:height="1.426cm" svg:x="5.192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2cm" svg:y1="10.608cm" svg:x2="5.772cm" svg:y2="10.608cm">
            <text:p/>
          </draw:line>
          <draw:line draw:style-name="gr3" draw:text-style-name="P4" draw:layer="layout" svg:x1="5.272cm" svg:y1="10.734cm" svg:x2="5.772cm" svg:y2="10.734cm">
            <text:p/>
          </draw:line>
          <draw:line draw:style-name="gr3" draw:text-style-name="P4" draw:layer="layout" svg:x1="5.272cm" svg:y1="10.86cm" svg:x2="5.772cm" svg:y2="10.86cm">
            <text:p/>
          </draw:line>
          <draw:line draw:style-name="gr3" draw:text-style-name="P4" draw:layer="layout" svg:x1="5.272cm" svg:y1="10.986cm" svg:x2="5.772cm" svg:y2="10.986cm">
            <text:p/>
          </draw:line>
          <draw:line draw:style-name="gr3" draw:text-style-name="P4" draw:layer="layout" svg:x1="5.272cm" svg:y1="11.112cm" svg:x2="5.772cm" svg:y2="11.112cm">
            <text:p/>
          </draw:line>
        </draw:g>
        <draw:custom-shape draw:style-name="gr18" draw:text-style-name="P15" draw:layer="layout" svg:width="0.83cm" svg:height="0.5cm" svg:x="5.592cm" svg:y="11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5.592cm" svg:y="8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5.192cm" svg:y="5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7cm" svg:y1="5.4cm" svg:x2="6.209cm" svg:y2="5.4cm">
            <text:p/>
          </draw:line>
          <draw:line draw:style-name="gr3" draw:text-style-name="P4" draw:layer="layout" svg:x1="5.277cm" svg:y1="5.526cm" svg:x2="6.209cm" svg:y2="5.526cm">
            <text:p/>
          </draw:line>
          <draw:line draw:style-name="gr3" draw:text-style-name="P4" draw:layer="layout" svg:x1="5.277cm" svg:y1="5.652cm" svg:x2="6.209cm" svg:y2="5.652cm">
            <text:p/>
          </draw:line>
          <draw:line draw:style-name="gr3" draw:text-style-name="P4" draw:layer="layout" svg:x1="5.277cm" svg:y1="5.778cm" svg:x2="6.209cm" svg:y2="5.778cm">
            <text:p/>
          </draw:line>
          <draw:line draw:style-name="gr3" draw:text-style-name="P4" draw:layer="layout" svg:x1="5.277cm" svg:y1="5.904cm" svg:x2="6.209cm" svg:y2="5.904cm">
            <text:p/>
          </draw:line>
          <draw:custom-shape draw:style-name="gr18" draw:text-style-name="P15" draw:layer="layout" svg:width="0.83cm" svg:height="0.5cm" svg:x="5.592cm" svg:y="6.3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0.7cm" svg:height="0.2cm" svg:x="5.396cm" svg:y="4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10.1cm" svg:x2="5.777cm" svg:y2="10.1cm">
          <text:p/>
        </draw:line>
        <draw:custom-shape draw:style-name="gr23" draw:text-style-name="P18" draw:layer="layout" svg:width="0.296cm" svg:height="0.2cm" svg:x="5.392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7.5cm" svg:x2="6.077cm" svg:y2="7.5cm">
          <text:p/>
        </draw:line>
        <draw:custom-shape draw:style-name="gr24" draw:text-style-name="P19" draw:layer="layout" svg:width="0.7cm" svg:height="0.2cm" svg:x="5.342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116" draw:text-style-name="P54" draw:layer="layout" svg:width="1.1cm" svg:height="1.428cm" svg:x="5.184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63cm" svg:y1="13.159cm" svg:x2="6.063cm" svg:y2="13.159cm">
            <text:p/>
          </draw:line>
          <draw:line draw:style-name="gr3" draw:text-style-name="P4" draw:layer="layout" svg:x1="5.263cm" svg:y1="13.285cm" svg:x2="6.063cm" svg:y2="13.285cm">
            <text:p/>
          </draw:line>
          <draw:line draw:style-name="gr3" draw:text-style-name="P4" draw:layer="layout" svg:x1="5.263cm" svg:y1="13.411cm" svg:x2="6.063cm" svg:y2="13.411cm">
            <text:p/>
          </draw:line>
          <draw:line draw:style-name="gr3" draw:text-style-name="P4" draw:layer="layout" svg:x1="5.263cm" svg:y1="13.537cm" svg:x2="6.063cm" svg:y2="13.537cm">
            <text:p/>
          </draw:line>
          <draw:line draw:style-name="gr3" draw:text-style-name="P4" draw:layer="layout" svg:x1="5.263cm" svg:y1="13.663cm" svg:x2="6.063cm" svg:y2="13.663cm">
            <text:p/>
          </draw:line>
        </draw:g>
        <draw:custom-shape draw:style-name="gr18" draw:text-style-name="P15" draw:layer="layout" svg:width="0.83cm" svg:height="0.5cm" svg:x="5.584cm" svg:y="14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69cm" svg:y1="12.7cm" svg:x2="6.069cm" svg:y2="12.7cm">
          <text:p/>
        </draw:line>
        <draw:custom-shape draw:style-name="gr117" draw:text-style-name="P32" draw:layer="layout" svg:width="0.7cm" svg:height="0.2cm" svg:x="5.34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draw:layer="layout" svg:width="2.37cm" svg:height="2.9cm" svg:x="10.8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3.9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6.9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0.73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1.43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2.43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3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4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5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6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7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0.588cm" svg:height="0.177cm" svg:x="11.288cm" svg:y="13.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587cm" svg:height="0.177cm" svg:x="12.16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121cm" svg:x2="12.95cm" svg:y2="14.121cm">
          <text:p/>
        </draw:line>
        <draw:custom-shape draw:style-name="gr54" draw:text-style-name="P17" draw:layer="layout" svg:width="0.583cm" svg:height="0.17cm" svg:x="11.581cm" svg:y="14.03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0.295cm" svg:height="0.17cm" svg:x="12.511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63cm" svg:x2="12.95cm" svg:y2="14.63cm">
          <text:p/>
        </draw:line>
        <draw:custom-shape draw:style-name="gr56" draw:text-style-name="P17" draw:layer="layout" svg:width="0.511cm" svg:height="0.177cm" svg:x="11.214cm" svg:y="14.5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0.295cm" svg:height="0.177cm" svg:x="12.144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3.684cm" svg:x2="16cm" svg:y2="13.684cm">
          <text:p/>
        </draw:line>
        <draw:custom-shape draw:style-name="gr58" draw:text-style-name="P32" draw:layer="layout" svg:width="0.588cm" svg:height="0.177cm" svg:x="14.338cm" svg:y="13.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587cm" svg:height="0.177cm" svg:x="15.21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121cm" svg:x2="16cm" svg:y2="14.121cm">
          <text:p/>
        </draw:line>
        <draw:custom-shape draw:style-name="gr60" draw:text-style-name="P32" draw:layer="layout" svg:width="0.439cm" svg:height="0.17cm" svg:x="14.631cm" svg:y="14.03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439cm" svg:height="0.17cm" svg:x="15.417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63cm" svg:x2="16cm" svg:y2="14.63cm">
          <text:p/>
        </draw:line>
        <draw:custom-shape draw:style-name="gr62" draw:text-style-name="P32" draw:layer="layout" svg:width="0.587cm" svg:height="0.177cm" svg:x="14.264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14.978cm" svg:y="14.5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439cm" svg:height="0.177cm" svg:x="15.437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3.684cm" svg:x2="19cm" svg:y2="13.684cm">
          <text:p/>
        </draw:line>
        <draw:custom-shape draw:style-name="gr63" draw:text-style-name="P32" draw:layer="layout" svg:width="0.584cm" svg:height="0.177cm" svg:x="17.414cm" svg:y="13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18.581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121cm" svg:x2="19cm" svg:y2="14.121cm">
          <text:p/>
        </draw:line>
        <draw:custom-shape draw:style-name="gr60" draw:text-style-name="P32" draw:layer="layout" svg:width="0.437cm" svg:height="0.17cm" svg:x="17.851cm" svg:y="14.0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18.489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63cm" svg:x2="19cm" svg:y2="14.63cm">
          <text:p/>
        </draw:line>
        <draw:custom-shape draw:style-name="gr64" draw:text-style-name="P32" draw:layer="layout" svg:width="0.583cm" svg:height="0.177cm" svg:x="17.926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18.633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18.142cm" svg:y="13.6cm">
          <text:p/>
          <draw:enhanced-geometry svg:viewBox="0 0 21600 21600" draw:type="rectangle" draw:enhanced-path="M 0 0 L 21600 0 21600 21600 0 21600 0 0 Z N"/>
        </draw:custom-shape>
        <draw:frame draw:style-name="gr65" draw:text-style-name="P35" draw:layer="layout" svg:width="2.446cm" svg:height="0.726cm" svg:x="10.777cm" svg:y="12.529cm">
          <draw:text-box>
            <text:p text:style-name="P22"><text:span text:style-name="T7">Family A</text:span></text:p>
          </draw:text-box>
        </draw:frame>
        <draw:frame draw:style-name="gr65" draw:text-style-name="P35" draw:layer="layout" svg:width="2.446cm" svg:height="0.726cm" svg:x="13.877cm" svg:y="12.529cm">
          <draw:text-box>
            <text:p text:style-name="P22"><text:span text:style-name="T7">Family B</text:span></text:p>
          </draw:text-box>
        </draw:frame>
        <draw:frame draw:style-name="gr65" draw:text-style-name="P35" draw:layer="layout" svg:width="2.446cm" svg:height="0.726cm" svg:x="16.877cm" svg:y="12.529cm">
          <draw:text-box>
            <text:p text:style-name="P22"><text:span text:style-name="T7">Family C</text:span></text:p>
          </draw:text-box>
        </draw:frame>
        <draw:g>
          <draw:frame draw:style-name="gr9" draw:text-style-name="P10" draw:layer="layout" svg:width="0.6cm" svg:height="0.594cm" svg:x="13.415cm" svg:y="4.5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532cm" svg:height="0.528cm" svg:x="13.473cm" svg:y="3.7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118" draw:text-style-name="P56" draw:layer="layout" svg:width="2.121cm" svg:height="0.645cm" svg:x="11.2cm" svg:y="4.1cm">
            <draw:text-box>
              <text:p text:style-name="P55"><text:span text:style-name="T3">Family A</text:span></text:p>
            </draw:text-box>
          </draw:frame>
          <draw:line draw:style-name="gr43" draw:text-style-name="P31" draw:layer="layout" svg:x1="13.323cm" svg:y1="3.6cm" svg:x2="13.323cm" svg:y2="5.6cm">
            <text:p/>
          </draw:line>
          <draw:custom-shape draw:style-name="gr119" draw:text-style-name="P17" draw:layer="layout" svg:width="0.8cm" svg:height="0.24cm" svg:x="15.027cm" svg:y="3.9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31" draw:layer="layout" svg:x1="11.323cm" svg:y1="5.2cm" svg:x2="16.723cm" svg:y2="5.2cm">
            <text:p/>
          </draw:line>
          <draw:line draw:style-name="gr45" draw:text-style-name="P31" draw:layer="layout" svg:x1="11.323cm" svg:y1="6.8cm" svg:x2="16.723cm" svg:y2="6.8cm">
            <text:p/>
          </draw:line>
          <draw:line draw:style-name="gr46" draw:text-style-name="P4" draw:layer="layout" svg:x1="13.331cm" svg:y1="4.4cm" svg:x2="16.731cm" svg:y2="4.4cm">
            <text:p/>
          </draw:line>
          <draw:line draw:style-name="gr43" draw:text-style-name="P31" draw:layer="layout" svg:x1="13.323cm" svg:y1="5.6cm" svg:x2="13.323cm" svg:y2="7.6cm">
            <text:p/>
          </draw:line>
          <draw:line draw:style-name="gr46" draw:text-style-name="P4" draw:layer="layout" svg:x1="13.331cm" svg:y1="6cm" svg:x2="16.731cm" svg:y2="6cm">
            <text:p/>
          </draw:line>
          <draw:line draw:style-name="gr43" draw:text-style-name="P31" draw:layer="layout" svg:x1="13.323cm" svg:y1="7.6cm" svg:x2="13.323cm" svg:y2="8.4cm">
            <text:p/>
          </draw:line>
          <draw:line draw:style-name="gr46" draw:text-style-name="P4" draw:layer="layout" svg:x1="13.331cm" svg:y1="7.6cm" svg:x2="16.731cm" svg:y2="7.6cm">
            <text:p/>
          </draw:line>
          <draw:line draw:style-name="gr45" draw:text-style-name="P31" draw:layer="layout" svg:x1="11.323cm" svg:y1="8.4cm" svg:x2="16.723cm" svg:y2="8.4cm">
            <text:p/>
          </draw:line>
          <draw:line draw:style-name="gr3" draw:text-style-name="P4" draw:layer="layout" svg:x1="16.723cm" svg:y1="3.6cm" svg:x2="16.723cm" svg:y2="8.4cm">
            <text:p/>
          </draw:line>
          <draw:line draw:style-name="gr3" draw:text-style-name="P4" draw:layer="layout" svg:x1="11.323cm" svg:y1="3.6cm" svg:x2="11.323cm" svg:y2="8.4cm">
            <text:p/>
          </draw:line>
          <draw:custom-shape draw:style-name="gr120" draw:text-style-name="P19" draw:layer="layout" svg:width="0.8cm" svg:height="0.24cm" svg:x="14.4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2" draw:layer="layout" svg:width="0.8cm" svg:height="0.24cm" svg:x="15.6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2" draw:layer="layout" svg:width="0.8cm" svg:height="0.24cm" svg:x="14.627cm" svg:y="7.0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96cm" svg:height="0.24cm" svg:x="15.927cm" svg:y="7.06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19" draw:layer="layout" svg:width="0.8cm" svg:height="0.24cm" svg:x="15.027cm" svg:y="7.9cm">
            <text:p text:style-name="P22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31" draw:layer="layout" svg:x1="11.323cm" svg:y1="3.6cm" svg:x2="16.723cm" svg:y2="3.6cm">
            <text:p/>
          </draw:line>
          <draw:frame draw:style-name="gr118" draw:text-style-name="P56" draw:layer="layout" svg:width="2.121cm" svg:height="0.645cm" svg:x="11.201cm" svg:y="5.701cm">
            <draw:text-box>
              <text:p text:style-name="P55"><text:span text:style-name="T3">Family B</text:span></text:p>
            </draw:text-box>
          </draw:frame>
          <draw:frame draw:style-name="gr118" draw:text-style-name="P56" draw:layer="layout" svg:width="2.121cm" svg:height="0.645cm" svg:x="11.202cm" svg:y="7.302cm">
            <draw:text-box>
              <text:p text:style-name="P55"><text:span text:style-name="T3">Family C</text:span></text:p>
            </draw:text-box>
          </draw:frame>
          <draw:frame draw:style-name="gr9" draw:text-style-name="P10" draw:layer="layout" svg:width="0.6cm" svg:height="0.594cm" svg:x="13.415cm" svg:y="6.1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532cm" svg:height="0.528cm" svg:x="13.473cm" svg:y="5.3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9" draw:text-style-name="P10" draw:layer="layout" svg:width="0.6cm" svg:height="0.594cm" svg:x="13.415cm" svg:y="7.7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532cm" svg:height="0.528cm" svg:x="13.473cm" svg:y="6.9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g>
            <draw:line draw:style-name="gr43" draw:text-style-name="P31" draw:layer="layout" svg:x1="14.123cm" svg:y1="3.6cm" svg:x2="14.123cm" svg:y2="5.6cm">
              <text:p/>
            </draw:line>
            <draw:line draw:style-name="gr43" draw:text-style-name="P31" draw:layer="layout" svg:x1="14.123cm" svg:y1="5.6cm" svg:x2="14.123cm" svg:y2="7.6cm">
              <text:p/>
            </draw:line>
            <draw:line draw:style-name="gr43" draw:text-style-name="P31" draw:layer="layout" svg:x1="14.123cm" svg:y1="7.6cm" svg:x2="14.123cm" svg:y2="8.4cm">
              <text:p/>
            </draw:line>
          </draw:g>
        </draw:g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4-02T12:48:46.548087869</dc:date>
    <meta:editing-duration>PT20H39M24S</meta:editing-duration>
    <meta:editing-cycles>23</meta:editing-cycles>
    <meta:generator>LibreOffice/6.4.6.2$Linux_X86_64 LibreOffice_project/40$Build-2</meta:generator>
    <meta:document-statistic meta:object-count="543"/>
  </office:meta>
</office:document-meta>
</file>